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2.8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7a19a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uschnitt-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1">
            <text:p>Holzzuschnitt: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reite [cm]</text:p>
          </table:table-cell>
          <table:table-cell table:style-name="ce2" office:value-type="string" calcext:value-type="string">
            <text:p>Länge [cm]</text:p>
          </table:table-cell>
          <table:table-cell table:style-name="ce2" office:value-type="string" calcext:value-type="string">
            <text:p>Funktion</text:p>
          </table:table-cell>
          <table:table-cell table:style-name="ce2" office:value-type="string" calcext:value-type="string">
            <text:p>Flächeninhalt [m²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den und Decke</text:p>
          </table:table-cell>
          <table:table-cell table:formula="of:=[.A3]*([.B3]/100)*([.C3]/100)" office:value-type="float" office:value="0.2112" calcext:value-type="float">
            <text:p>0,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6-2*1.9" office:value-type="float" office:value="12.2" calcext:value-type="float">
            <text:p>12,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ückwand</text:p>
          </table:table-cell>
          <table:table-cell table:formula="of:=[.A4]*([.B4]/100)*([.C4]/100)" office:value-type="float" office:value="0.08052" calcext:value-type="float">
            <text:p>0,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table:formula="of:=16-1.9" office:value-type="float" office:value="14.1" calcext:value-type="float">
            <text:p>14,1</text:p>
          </table:table-cell>
          <table:table-cell office:value-type="string" calcext:value-type="string">
            <text:p>Linke und Rechte Wand</text:p>
          </table:table-cell>
          <table:table-cell table:formula="of:=[.A5]*([.B5]/100)*([.C5]/100)" office:value-type="float" office:value="0.068808" calcext:value-type="float">
            <text:p>0,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trennung Bassreflex</text:p>
          </table:table-cell>
          <table:table-cell table:formula="of:=[.A6]*([.B6]/100)*([.C6]/100)" office:value-type="float" office:value="0.0244" calcext:value-type="float">
            <text:p>0,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12.2-2*1.9"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g Bassreflex</text:p>
          </table:table-cell>
          <table:table-cell table:formula="of:=[.A7]*([.B7]/100)*([.C7]/100)" office:value-type="float" office:value="0.0168" calcext:value-type="float">
            <text:p>0,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table:formula="of:=33-1.9*4" office:value-type="float" office:value="25.4" calcext:value-type="float">
            <text:p>25,4</text:p>
          </table:table-cell>
          <table:table-cell office:value-type="string" calcext:value-type="string">
            <text:p>Front</text:p>
          </table:table-cell>
          <table:table-cell table:formula="of:=[.A8]*([.B8]/100)*([.C8]/100)" office:value-type="float" office:value="0.061976" calcext:value-type="float">
            <text:p>0,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ront Verstärker</text:p>
          </table:table-cell>
          <table:table-cell table:formula="of:=[.A9]*([.B9]/100)*([.C9]/100)" office:value-type="float" office:value="0.0256" calcext:value-type="float">
            <text:p>0,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6-2*1.9" office:value-type="float" office:value="12.2" calcext:value-type="float">
            <text:p>12,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den und Decke Verstärker</text:p>
          </table:table-cell>
          <table:table-cell table:formula="of:=[.A10]*([.B10]/100)*([.C10]/100)" office:value-type="float" office:value="0.03904" calcext:value-type="float">
            <text:p>0,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Linke und Rechte Wand Verstärker</text:p>
          </table:table-cell>
          <table:table-cell table:formula="of:=[.A11]*([.B11]/100)*([.C11]/100)" office:value-type="float" office:value="0.034404" calcext:value-type="float">
            <text:p>0,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string" calcext:value-type="string">
            <text:p>Boden Schlitten + Rückwand Schlitten</text:p>
          </table:table-cell>
          <table:table-cell table:formula="of:=[.A12]*([.B12]/100)*([.C12]/100)" office:value-type="float" office:value="0.029768" calcext:value-type="float">
            <text:p>0,03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umme:</text:p>
          </table:table-cell>
          <table:table-cell table:style-name="ce6" table:formula="of:=SUM([.E3:.E12])" office:value-type="float" office:value="0.592516" calcext:value-type="float">
            <text:p>0,59</text:p>
          </table:table-cell>
        </table:table-row>
        <table:table-row table:style-name="ro2" table:number-rows-repeated="2">
          <table:table-cell table:number-columns-repeated="4"/>
          <table:table-cell table:style-name="Default"/>
        </table:table-row>
        <table:table-row table:style-name="ro3">
          <table:table-cell table:style-name="ce1" office:value-type="string" calcext:value-type="string" table:number-columns-spanned="5" table:number-rows-spanned="1">
            <text:p>Soundbar: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reite [cm]</text:p>
          </table:table-cell>
          <table:table-cell table:style-name="ce2" office:value-type="string" calcext:value-type="string">
            <text:p>Länge [cm]</text:p>
          </table:table-cell>
          <table:table-cell table:style-name="ce2" office:value-type="string" calcext:value-type="string">
            <text:p>Funktion</text:p>
          </table:table-cell>
          <table:table-cell table:style-name="ce2" office:value-type="string" calcext:value-type="string">
            <text:p>Flächeninhalt [m²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2*(33-1.9)+16" office:value-type="float" office:value="78.2" calcext:value-type="float">
            <text:p>78,2</text:p>
          </table:table-cell>
          <table:table-cell office:value-type="string" calcext:value-type="string">
            <text:p>Boden und Decke</text:p>
          </table:table-cell>
          <table:table-cell table:formula="of:=[.A18]*([.B18]/100)*([.C18]/100)" office:value-type="float" office:value="0.25024" calcext:value-type="float">
            <text:p>0,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table:formula="of:=([.C18]-12.2)/2" office:value-type="float" office:value="33" calcext:value-type="float">
            <text:p>33</text:p>
          </table:table-cell>
          <table:table-cell office:value-type="string" calcext:value-type="string">
            <text:p>Rückwand Hälften</text:p>
          </table:table-cell>
          <table:table-cell table:formula="of:=[.A19]*([.B19]/100)*([.C19]/100)" office:value-type="float" office:value="0.08052" calcext:value-type="float">
            <text:p>0,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Wände</text:p>
          </table:table-cell>
          <table:table-cell table:formula="of:=[.A20]*([.B20]/100)*([.C20]/100)" office:value-type="float" office:value="0.068808" calcext:value-type="float">
            <text:p>0,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trennung Bassreflex</text:p>
          </table:table-cell>
          <table:table-cell table:formula="of:=[.A21]*([.B21]/100)*([.C21]/100)" office:value-type="float" office:value="0.0244" calcext:value-type="float">
            <text:p>0,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12.2-2*1.9"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g Bassreflex</text:p>
          </table:table-cell>
          <table:table-cell table:formula="of:=[.A22]*([.B22]/100)*([.C22]/100)" office:value-type="float" office:value="0.0168" calcext:value-type="float">
            <text:p>0,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table:formula="of:=33-1.9*4" office:value-type="float" office:value="25.4" calcext:value-type="float">
            <text:p>25,4</text:p>
          </table:table-cell>
          <table:table-cell office:value-type="string" calcext:value-type="string">
            <text:p>Front</text:p>
          </table:table-cell>
          <table:table-cell table:formula="of:=[.A23]*([.B23]/100)*([.C23]/100)" office:value-type="float" office:value="0.061976" calcext:value-type="float">
            <text:p>0,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string" calcext:value-type="string">
            <text:p>Front Verstärker + Rückwand und Boden Schlitten</text:p>
          </table:table-cell>
          <table:table-cell table:formula="of:=[.A24]*([.B24]/100)*([.C24]/100)" office:value-type="float" office:value="0.044652" calcext:value-type="float">
            <text:p>0,04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Summe:</text:p>
          </table:table-cell>
          <table:table-cell table:style-name="ce6" table:formula="of:=SUM([.E17:.E24])" office:value-type="float" office:value="0.547396" calcext:value-type="float">
            <text:p>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 style:data-style-name="N2" text:time-value="10:46:08.8371644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17:26.047116074</meta:creation-date>
    <dc:date>2019-04-12T14:01:47.868473124</dc:date>
    <meta:editing-duration>PT2H6M47S</meta:editing-duration>
    <meta:editing-cycles>5</meta:editing-cycles>
    <meta:generator>LibreOffice/6.0.7.3$Linux_X86_64 LibreOffice_project/00m0$Build-3</meta:generator>
    <meta:document-statistic meta:table-count="1" meta:cell-count="101" meta:object-count="0"/>
  </office:meta>
</office:document-meta>
</file>